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paragraph-properties fo:text-align="end" style:justify-single-word="false"/>
      <style:text-properties officeooo:paragraph-rsid="000881e7"/>
    </style:style>
    <style:style style:name="P2" style:family="paragraph" style:parent-style-name="Standard">
      <style:text-properties style:text-underline-style="solid" style:text-underline-width="auto" style:text-underline-color="font-color" officeooo:paragraph-rsid="0008caa6"/>
    </style:style>
    <style:style style:name="P3" style:family="paragraph" style:parent-style-name="Standard">
      <style:text-properties style:text-underline-style="solid" style:text-underline-width="auto" style:text-underline-color="font-color" officeooo:paragraph-rsid="000a5359"/>
    </style:style>
    <style:style style:name="P4" style:family="paragraph" style:parent-style-name="Standard">
      <style:text-properties style:text-underline-style="none" officeooo:paragraph-rsid="0008caa6"/>
    </style:style>
    <style:style style:name="P5" style:family="paragraph" style:parent-style-name="Standard">
      <style:text-properties style:text-underline-style="none" officeooo:paragraph-rsid="000c8c9d"/>
    </style:style>
    <style:style style:name="P6" style:family="paragraph" style:parent-style-name="Standard">
      <style:text-properties style:text-underline-style="none" officeooo:paragraph-rsid="0014bf06"/>
    </style:style>
    <style:style style:name="P7" style:family="paragraph" style:parent-style-name="Standard">
      <style:text-properties style:text-underline-style="none" officeooo:paragraph-rsid="001fdee3"/>
    </style:style>
    <style:style style:name="P8" style:family="paragraph" style:parent-style-name="Standard">
      <style:text-properties style:text-underline-style="none" officeooo:paragraph-rsid="0021b835"/>
    </style:style>
    <style:style style:name="P9" style:family="paragraph" style:parent-style-name="Standard">
      <style:text-properties style:text-underline-style="none" officeooo:paragraph-rsid="0022a522"/>
    </style:style>
    <style:style style:name="P10" style:family="paragraph" style:parent-style-name="Standard">
      <style:text-properties style:text-underline-style="none" officeooo:paragraph-rsid="0025fe40"/>
    </style:style>
    <style:style style:name="P11" style:family="paragraph" style:parent-style-name="Standard">
      <style:text-properties style:text-underline-style="none" officeooo:paragraph-rsid="0028e5c1"/>
    </style:style>
    <style:style style:name="P12" style:family="paragraph" style:parent-style-name="Standard">
      <style:text-properties style:text-underline-style="none" officeooo:paragraph-rsid="00318f61"/>
    </style:style>
    <style:style style:name="P13" style:family="paragraph" style:parent-style-name="Standard">
      <style:text-properties style:text-underline-style="none" officeooo:paragraph-rsid="000a5359"/>
    </style:style>
    <style:style style:name="P14" style:family="paragraph" style:parent-style-name="Standard">
      <style:text-properties style:text-underline-style="none" officeooo:paragraph-rsid="003c20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P4"/>
      <text:p text:style-name="P5">Our approach begins by using thresholding to create binary image of the card’s number and suit symbols. The symbols are counted to determine the card’s rank. The invariant moments of the symbols are calculated and the colour of the card is then determined by using the normalised red channel. The moments and colour are then used in a Bayes classifier to determine the suit.</text:p>
      <text:p text:style-name="P4"/>
      <text:p text:style-name="P2">Methods</text:p>
      <text:p text:style-name="P4"/>
      <text:p text:style-name="P6">For creating the binary image, we use adaptive thresholding. We used the adapt.m file from the course web page as a base and modified it to create a function that takes a file path as input and outputs the binary image. We also modified the values of N and Constant.</text:p>
      <text:p text:style-name="P6"/>
      <text:p text:style-name="P7">We decided to use adaptive thresholding after trying various other methods.</text:p>
      <text:p text:style-name="P8">Thresholding with a static value would not work as it is sensitive to changes in illumination.</text:p>
      <text:p text:style-name="P9">Using an illumination histogram to create a dynamic threshold (findthresh.m) worked better, yet still had some issues picking up the background, as in some images one corner of the background was much darker than the other.</text:p>
      <text:p text:style-name="P10">Adaptive thresholding worked far better yet has the downside of taking several seconds to complete.</text:p>
      <text:p text:style-name="P10"/>
      <text:p text:style-name="P11">Once we have the binary image, we use the library functions bwlabel and regionprops to generate the list of regions in the binary image and their properties. The binary image is not perfect as it the shadow of the card and the inner rectangle of the card are detected. We dismiss some of these regions by examining their height to width ratio and their area. We discard any regions that have a height to width ratio that is too high or low, or if the area of the region is too small. From the remaining regions, we calculate the value of the card (N-4).</text:p>
      <text:p text:style-name="P11"/>
      <text:p text:style-name="P12">To determine if a card if black or red, we take the region with lowest compactness, which is a suit symbol, from the original colour image. From that region we calculate the normalised red channel and if it is above a threshold of .45 we decide that it is red, or otherwise it is black.</text:p>
      <text:p text:style-name="P12"/>
      <text:p text:style-name="P14">The symbol properties along with the colour are input to Bayes classifier. The classifier uses a multivariate Gaussian model of the symbols properties and colours, built from the set of training data. The model was built using the buildmodel.m file and the classifier used is from classify.m, both from the course web page.</text:p>
      <text:p text:style-name="P4"/>
      <text:p text:style-name="P2">Results</text:p>
      <text:p text:style-name="P4"/>
      <text:p text:style-name="P4"/>
      <text:p text:style-name="P4"/>
      <text:p text:style-name="P3">Discussion</text:p>
      <text:p text:style-name="P13"/>
      <text:p text:style-name="P13"/>
      <text:p text:style-name="P13"/>
      <text:p text:style-name="P3">Cod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GB"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paragraph-rsid="000881e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troduction to Vision and Robotics</text:p>
        <text:p text:style-name="MP1">Coursework 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Oyler</meta:initial-creator>
    <meta:creation-date>2015-02-24T15:47:24</meta:creation-date>
    <dc:date>2015-02-25T13:10:17</dc:date>
    <dc:creator>Robert Oyler</dc:creator>
    <meta:editing-duration>PT1H43M46S</meta:editing-duration>
    <meta:editing-cycles>49</meta:editing-cycles>
    <meta:generator>LibreOffice/4.0.4.2$Linux_X86_64 LibreOffice_project/400m0$Build-2</meta:generator>
    <meta:document-statistic meta:table-count="0" meta:image-count="0" meta:object-count="0" meta:page-count="1" meta:paragraph-count="16" meta:word-count="416" meta:character-count="2380" meta:non-whitespace-character-count="1980"/>
  </office:meta>
</office:document-meta>
</file>